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396</text:p>
          </table:table-cell>
          <table:table-cell table:style-name="ce1" office:value-type="string">
            <text:p>文理・はじめてのおけいこ</text:p>
            <text:p>丸が交差する場所がたくさんあるウォータースライダーを下る運筆練習～。</text:p>
          </table:table-cell>
          <table:table-cell table:style-name="ce1" office:value-type="string">
            <text:p>日本将棋連盟「将棋の基礎知識」」</text:p>
            <text:p>駒の並べ方・符号</text:p>
          </table:table-cell>
          <table:table-cell table:style-name="ce1" office:value-type="string">
            <text:p>サイト「将棋ルール．ｃｏｍ」</text:p>
            <text:p>取った駒は駒台に乗せる。</text:p>
          </table:table-cell>
          <table:table-cell table:style-name="ce3" office:value-type="string">
            <text:p>練習局面課題演習　金沢将棋３００　レベル４６　１周目　第１問</text:p>
            <text:p>０．０００４５％　－４０５７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397</text:p>
          </table:table-cell>
          <table:table-cell table:style-name="ce1" office:value-type="string">
            <text:p>文理・はじめてのおけいこ</text:p>
            <text:p>ロケットの中を進む迷路。この基礎訓練を始めた中では最も難しかったです。最初に指で迷路を辿って後で鉛筆で清書する感じが良さそうですね。</text:p>
          </table:table-cell>
          <table:table-cell table:style-name="ce1" office:value-type="string">
            <text:p>日本将棋連盟「将棋の基礎知識」</text:p>
            <text:p>取る・成る・打つ</text:p>
          </table:table-cell>
          <table:table-cell table:style-name="ce1" office:value-type="string">
            <text:p>サイト「将棋ルール．ｃｏｍ」</text:p>
            <text:p>自分の駒の利きが相手の駒に重なったら、その駒を取ることが出来る。そして、取った駒は駒台に置き、「持ち駒」となる。</text:p>
          </table:table-cell>
          <table:table-cell table:style-name="ce1" office:value-type="string">
            <text:p>練習局面課題演習　金沢将棋３００　レベル４７　１周目　第１問</text:p>
            <text:p>０．０００４５％　－４０５７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398</text:p>
          </table:table-cell>
          <table:table-cell office:value-type="string">
            <text:p>文理・はじめてのおけいこ</text:p>
            <text:p>最後はロケットがクルクル回りながら宇宙を進む運筆練習で終了。おけいこを通して今後の学習の準備が徐々に整ってまいりました。まだまだ運筆おけいこは続きますが、国語・算数などの教科学習の土台となる「書く」作業をしっかりとこなし、しっかりと勉強を進めていきたいと思います。いやあ、楽しみだ。</text:p>
          </table:table-cell>
          <table:table-cell office:value-type="string">
            <text:p>日本将棋連盟「将棋の基礎知識」</text:p>
            <text:p>玉将・飛車・角行の動かし方</text:p>
          </table:table-cell>
          <table:table-cell office:value-type="string">
            <text:p>サイト「将棋ルール．ｃｏｍ」</text:p>
            <text:p>復習。相手の陣地に入ったら裏になって「成る」ことが出来る駒がありました。</text:p>
          </table:table-cell>
          <table:table-cell office:value-type="string">
            <text:p>練習局面課題演習　金沢将棋３００　レベル４８　１周目　第１問</text:p>
            <text:p>０．０００４５％　－４０５７　５７級　たまご</text:p>
            <text:p>基礎訓練、５冊目の教材が終了しました。多分何万、何十万いや、何百万と書籍や教材をやっていく事になると思いますが豊富な知識と柔軟な思考力、そして生活力を高めるために易しい教材から順にこなしていきたいと思います。時間は掛かりますが、しっかりやっていきたいと思います。</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399</text:p>
          </table:table-cell>
          <table:table-cell table:style-name="ce1" office:value-type="string">
            <text:p>こどもちゃれんじ・はじめてのワーク</text:p>
            <text:p>続いての教材は、こちら！運筆の練習をやった後、数量や論理についても学習するそうです。楽しみですねえ。</text:p>
          </table:table-cell>
          <table:table-cell table:style-name="ce1" office:value-type="string">
            <text:p>日本将棋連盟「将棋の基礎知識」</text:p>
            <text:p>金将・銀将・桂馬・香車・歩兵の動かし方</text:p>
          </table:table-cell>
          <table:table-cell table:style-name="ce1" office:value-type="string">
            <text:p>サイト「将棋ルール．ｃｏｍ」</text:p>
            <text:p>勿論相手の成駒を取ることもできる。しかし、取った成駒は取った瞬間、表の駒に戻る。成った状態のまま持ち駒にすることはできない。</text:p>
          </table:table-cell>
          <table:table-cell table:style-name="ce1" office:value-type="string">
            <text:p>練習局面課題演習　金沢将棋３００　レベル４９　１周目　第１問</text:p>
            <text:p>０．０００４５％　－４０５７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400</text:p>
          </table:table-cell>
          <table:table-cell table:style-name="ce1" office:value-type="string">
            <text:p>こどもちゃれんじ・はじめてのワーク</text:p>
            <text:p>まずは鉛筆の持ち方のおけいこからスタート。小１初期の段階でもやるんですよねーこれ。</text:p>
          </table:table-cell>
          <table:table-cell table:style-name="ce1" office:value-type="string">
            <text:p>日本将棋連盟「将棋の基礎知識」</text:p>
            <text:p>決着の付け方・王手と詰み</text:p>
          </table:table-cell>
          <table:table-cell table:style-name="ce1" office:value-type="string">
            <text:p>サイト「将棋ルール．ｃｏｍ」</text:p>
            <text:p>例えば相手のと金を取っても持ち駒にする時は表の歩にする。</text:p>
          </table:table-cell>
          <table:table-cell table:style-name="ce1" office:value-type="string">
            <text:p>練習局面課題演習　金沢将棋３００　レベル５０　１周目　第１問</text:p>
            <text:p>０．０００４６％　－４０５７　５７級　たまご</text:p>
            <text:p>達成率アップ！記念すべき４００演習完了！ハッキリ言ってかなり少ない。もっとしっかり演習せねばと思った今日この頃です。駒を取ること、打つこと、成ることについて概略を勉強しています。ルール講義がまだまだ続きますが、順次消化していきたいと思います。</text:p>
          </table:table-cell>
          <table:table-cell table:style-name="ce1" table:number-columns-repeated="17"/>
          <table:table-cell table:number-columns-repeated="1000"/>
        </table:table-row>
        <table:table-row table:style-name="ro6">
          <table:table-cell table:style-name="ce1"/>
          <table:table-cell table:style-name="ce1" office:value-type="string">
            <text:p>6</text:p>
          </table:table-cell>
          <table:table-cell table:style-name="ce1" office:value-type="string">
            <text:p>401</text:p>
          </table:table-cell>
          <table:table-cell table:style-name="ce1" office:value-type="string">
            <text:p>こどもちゃれんじ・はじめてのワーク</text:p>
            <text:p>鉛筆の持ち方に慣れたら、まずは自由に線を描く練習。題材は洗髪時の泡。</text:p>
          </table:table-cell>
          <table:table-cell table:style-name="ce1" office:value-type="string">
            <text:p>日本将棋連盟「将棋の基礎知識」</text:p>
            <text:p>反則について</text:p>
          </table:table-cell>
          <table:table-cell table:style-name="ce1" office:value-type="string">
            <text:p>サイト「将棋ルール．ｃｏｍ」</text:p>
            <text:p>結論：成った駒を取ったら元に戻る。しっかり覚えておこう。</text:p>
          </table:table-cell>
          <table:table-cell table:style-name="ce1" office:value-type="string">
            <text:p>練習局面課題演習　ＡＩ将棋２００１　５級　１周目　第１問</text:p>
            <text:p>０．０００４６％　－４０５６　５７級　たまご</text:p>
            <text:p>絶対レートアップ！「成る」について学習してきました。ルール習得の段階ですが、ほんのちょっと考え方も学べた気がします。</text:p>
          </table:table-cell>
          <table:table-cell table:style-name="ce1" table:number-columns-repeated="17"/>
          <table:table-cell table:number-columns-repeated="1000"/>
        </table:table-row>
        <table:table-row table:style-name="ro4">
          <table:table-cell table:style-name="ce1"/>
          <table:table-cell table:style-name="ce1" office:value-type="string">
            <text:p>7</text:p>
          </table:table-cell>
          <table:table-cell table:style-name="ce1" office:value-type="string">
            <text:p>402</text:p>
          </table:table-cell>
          <table:table-cell table:style-name="ce1" office:value-type="string">
            <text:p>こどもちゃれんじ・はじめてのワーク</text:p>
            <text:p>シチューをかき混ぜる要領でぐるぐる丸を書く練習～。美味しそうなシチュー。</text:p>
          </table:table-cell>
          <table:table-cell table:style-name="ce1" office:value-type="string">
            <text:p>日本将棋連盟「将棋の基礎知識」</text:p>
            <text:p>実際に指してみる方法</text:p>
          </table:table-cell>
          <table:table-cell table:style-name="ce1" office:value-type="string">
            <text:p>サイト「将棋ルール．ｃｏｍ」</text:p>
            <text:p>相手から取った駒は自分の「持ち駒」となる。この持ち駒は自分の手番の時に駒を進ませる代わりに盤上の空いているどこかのマスに置いて使うことが出来る。</text:p>
          </table:table-cell>
          <table:table-cell table:style-name="ce1" office:value-type="string">
            <text:p>練習局面課題演習　ＡＩ将棋２００２　５級　１周目　第１問</text:p>
            <text:p>０．０００４６％　－４０５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8</text:p>
          </table:table-cell>
          <table:table-cell table:style-name="ce1" office:value-type="string">
            <text:p>403</text:p>
          </table:table-cell>
          <table:table-cell office:value-type="string">
            <text:p>こどもちゃれんじ・はじめてのワーク</text:p>
            <text:p>つづいてはじょうろで花に水をやる時の線を描く練習。自由に色々な線を書いていきます。</text:p>
          </table:table-cell>
          <table:table-cell office:value-type="string">
            <text:p>日本将棋連盟「将棋の基礎知識」</text:p>
            <text:p>プロ棋界</text:p>
          </table:table-cell>
          <table:table-cell office:value-type="string">
            <text:p>サイト「将棋ルール．ｃｏｍ」</text:p>
            <text:p>持ち駒は好きなタイミングで好きな位置に打てる。自分の手番の時ですけどね。</text:p>
          </table:table-cell>
          <table:table-cell office:value-type="string">
            <text:p>練習局面課題演習　ＡＩ将棋２００３　５級　１周目　第１問</text:p>
            <text:p>０．０００４６％　－４０５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9</text:p>
          </table:table-cell>
          <table:table-cell table:style-name="ce1" office:value-type="string">
            <text:p>404</text:p>
          </table:table-cell>
          <table:table-cell table:style-name="ce1" office:value-type="string">
            <text:p>こどもちゃれんじ・はじめてのワーク</text:p>
            <text:p>お猿さんの尻尾を描く練習。このワーク、自由課題が多いなあ。発想力が養われていいですね！こんごの学術研究などにも、この力は活かせそうですね。想像力をしっかり高めて学力を養っていきます！</text:p>
          </table:table-cell>
          <table:table-cell table:style-name="ce1" office:value-type="string">
            <text:p>日本将棋連盟「将棋の基礎知識」</text:p>
            <text:p>女流棋界</text:p>
          </table:table-cell>
          <table:table-cell table:style-name="ce1" office:value-type="string">
            <text:p>サイト「将棋ルール．ｃｏｍ」</text:p>
            <text:p>持ち駒使用ルールの自由度の高さから駒の動きが無限にあると言われている。この持ち駒再使用ルールが将棋を奥深いゲームにしているのだ。</text:p>
          </table:table-cell>
          <table:table-cell table:style-name="ce1" office:value-type="string">
            <text:p>練習局面課題演習　ＡＩ将棋２００４　５級　１周目　第１問</text:p>
            <text:p>０．０００４６％　－４０５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0</text:p>
          </table:table-cell>
          <table:table-cell table:style-name="ce1" office:value-type="string">
            <text:p>405</text:p>
          </table:table-cell>
          <table:table-cell table:style-name="ce1" office:value-type="string">
            <text:p>こどもちゃれんじ・はじめてのワーク</text:p>
            <text:p>さあ、ここから本格的なお勉強です。まずは滑り台を滑る要領で縦に真っ直ぐな直線を引きます。</text:p>
          </table:table-cell>
          <table:table-cell table:style-name="ce1" office:value-type="string">
            <text:p>日本将棋連盟「将棋の基礎知識」</text:p>
            <text:p>アマチュア棋界</text:p>
          </table:table-cell>
          <table:table-cell table:style-name="ce1" office:value-type="string">
            <text:p>サイト「将棋ルール．ｃｏｍ」</text:p>
            <text:p>さて、例を見てみましょう。持ち駒に角があります。その角はどこに打てるかを考えます。盤上の空いているマス目は少なくとも８１－３９＝４２マス以上。角を打つだけでも４２通り以上の選択肢がある。</text:p>
          </table:table-cell>
          <table:table-cell table:style-name="ce3" office:value-type="string">
            <text:p>練習局面課題演習　ＡＩ将棋優勝記念版　５級　１周目　第１問</text:p>
            <text:p>０．０００４６％　－４０５６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1</text:p>
          </table:table-cell>
          <table:table-cell table:style-name="ce1" office:value-type="string">
            <text:p>406</text:p>
          </table:table-cell>
          <table:table-cell office:value-type="string">
            <text:p>こどもちゃれんじ・はじめてのワーク</text:p>
            <text:p>風船に真っ直ぐな紐を付けて飛ばないようにしてあげよう、のコーナー。</text:p>
          </table:table-cell>
          <table:table-cell table:style-name="ce1" office:value-type="string">
            <text:p>日本将棋連盟「将棋の基礎知識」</text:p>
            <text:p>段と級</text:p>
          </table:table-cell>
          <table:table-cell table:style-name="ce1" office:value-type="string">
            <text:p>サイト「将棋ルール．ｃｏｍ」</text:p>
            <text:p>この例だと角を打てる場所は４５通り。持ち駒が増えると、どの駒をどこに打つかで選択肢がどんどん増えていく。将棋はとっても頭を使うゲームなのだ。</text:p>
          </table:table-cell>
          <table:table-cell table:style-name="ce1" office:value-type="string">
            <text:p>練習局面課題演習　ＡＩ将棋１２　５級　１周目　第１問</text:p>
            <text:p>０．０００４６％　－４０５６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2</text:p>
          </table:table-cell>
          <table:table-cell table:style-name="ce1" office:value-type="string">
            <text:p>407</text:p>
          </table:table-cell>
          <table:table-cell table:style-name="ce1" office:value-type="string">
            <text:p>こどもちゃれんじ・はじめてのワーク</text:p>
            <text:p>リスがドングリを拾いに行く短い横の線を辿る練習。</text:p>
          </table:table-cell>
          <table:table-cell table:style-name="ce1" office:value-type="string">
            <text:p>将棋タウン「将棋幼稚園」将棋入門</text:p>
            <text:p>将棋というゲーム</text:p>
          </table:table-cell>
          <table:table-cell table:style-name="ce1" office:value-type="string">
            <text:p>サイト「将棋ルール．ｃｏｍ」</text:p>
            <text:p>持ち駒は使ってもいいし、使わなくてもいい。対局終了まで温存してもいいし、取った次の手番で使ってしまっても良い。持ち駒を持っていることで相手の動きをけん制するのが上級者。</text:p>
          </table:table-cell>
          <table:table-cell table:style-name="ce1" office:value-type="string">
            <text:p>練習局面課題演習　ＡＩ将棋１３　５級　１周目　第１問</text:p>
            <text:p>０．０００４６％　－４０５６　５７級　たまご</text:p>
          </table:table-cell>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number-rows-repeated="154">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16">2022/05/16</text:date>, <text:time>00:42: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1DT8H46M1S</meta:editing-duration>
    <meta:editing-cycles>133</meta:editing-cycles>
    <meta:generator>OpenOffice/4.1.6$Win32 OpenOffice.org_project/416m1$Build-9790</meta:generator>
    <dc:date>2022-05-16T00:42:37.67</dc:date>
    <meta:document-statistic meta:table-count="1" meta:cell-count="78" meta:object-count="0"/>
    <meta:user-defined meta:name="Info 1"/>
    <meta:user-defined meta:name="Info 2"/>
    <meta:user-defined meta:name="Info 3"/>
    <meta:user-defined meta:name="Info 4"/>
  </office:meta>
</office:document-meta>
</file>